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4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62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70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80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12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2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33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3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69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1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87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10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12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24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3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42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46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4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6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67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7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76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78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80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8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88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9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07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12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2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3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40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5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5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64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7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7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77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9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9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95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04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2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27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28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29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0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38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39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0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4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4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51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55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5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5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5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67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7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74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82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85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86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96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97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0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11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20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28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3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3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38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3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1-04T16:26:04.301277339</dc:date>
    <meta:editing-duration>P103DT21H39M34S</meta:editing-duration>
    <meta:editing-cycles>1842</meta:editing-cycles>
    <meta:generator>LibreOffice/6.4.7.2$Linux_X86_64 LibreOffice_project/40$Build-2</meta:generator>
    <dc:creator>James Petts</dc:creator>
    <meta:document-statistic meta:table-count="3" meta:cell-count="5857" meta:object-count="0"/>
  </office:meta>
</office:document-meta>
</file>